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d3" officeooo:paragraph-rsid="001bcbd3"/>
    </style:style>
    <style:style style:name="P2" style:family="paragraph" style:parent-style-name="Text_20_body">
      <style:text-properties officeooo:rsid="001bcbd3" officeooo:paragraph-rsid="001bc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</text:h>
      <text:p text:style-name="P2">Word </text:p>
      <text:p text:style-name="P2">count</text:p>
      <text:p text:style-name="P2">hadoop</text:p>
      <text:p text:style-name="P2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 </meta:initial-creator>
    <meta:creation-date>2016-10-02T23:07:51.572849622</meta:creation-date>
    <meta:editing-cycles>1</meta:editing-cycles>
    <meta:editing-duration>PT1M47S</meta:editing-duration>
    <dc:description>Just a test
Jörn Franke</dc:description>
    <meta:keyword>test hadoop tika</meta:keyword>
    <dc:subject>Just a  test</dc:subject>
    <dc:title>Test File for Hadoop Tika</dc:title>
    <dc:date>2016-10-02T23:09:38.633497593</dc:date>
    <dc:creator>user1 </dc:creator>
    <meta:document-statistic meta:table-count="0" meta:image-count="0" meta:object-count="0" meta:page-count="1" meta:paragraph-count="5" meta:word-count="5" meta:character-count="27" meta:non-whitespace-character-count="26"/>
    <meta:generator>LibreOffice/5.1.4.2$Linux_X86_64 LibreOffice_project/10m0$Build-2</meta:generator>
    <meta:user-defined meta:name="CustomProp">Test</meta:user-defined>
  </office:meta>
</office:document-meta>
</file>